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15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une 8, 1884?</text:p>
      <text:p text:style-name="P4">Month<text:tab/><text:tab/><text:tab/><text:tab/><text:tab/><text:tab/>June</text:p>
      <text:p text:style-name="P4">Year<text:tab/><text:tab/><text:tab/><text:tab/><text:tab/><text:tab/>1884?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Ladies/</text:p>
      <text:p text:style-name="P2"><text:tab/>I thank you for the pure-intense joy/ which at this moment fills my very soul./ <text:s/>I thank you, because on the eve of my departure/ when my mind was absorbed by saddening thoughts,/ the token of your regard infused a glow of delight/ within me. <text:s/>But if I am highly gratified at/ the presentation of your beautiful gift, how shall/ I adequately express my thanks <text:span text:style-name="T2">at</text:span> for the touching man-/-ner in which it was conveyed? <text:s/>Like the/ inspired bard I exclaim "Who am I Oh God, that/ thou hast brought me to this?" <text:s/>Not long since/ I was a total stranger among you, and now I carry/ within me the assurance of having won your affection./ <text:s/>May the Almighty <text:span text:style-name="T2">has</text:span> who <text:span text:style-name="T2">their</text:span> vouchsafed to bless me thus/ ever be praised; <text:s/>May the <text:span text:style-name="T2">tone</text:span> feelings which we reciprocally/ entertain <text:span text:style-name="T2">be</text:span> never <text:span text:style-name="T2">grow weak</text:span> change and may/ He grant that <text:span text:style-name="T2">I may see in greeting at my return</text:span> I may see you again <text:span text:style-name="T2">in the joyment</text:span> alive and happy in/ <text:span text:style-name="T2">of perfect he</text:span> the bosoms of your respective families./ <text:s/>I subscribe myself/ Ladies/ Your obedient servant/ </text:p>
      <text:p text:style-name="P2">8th June 1884[?]/</text:p>
      <text:p text:style-name="P2"><text:soft-page-break/></text:p>
      <text:p text:style-name="P2">[Page 2]</text:p>
      <text:p text:style-name="P2">Congregation Sh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3:46:46.98</meta:creation-date>
    <meta:document-statistic meta:table-count="0" meta:image-count="0" meta:object-count="0" meta:page-count="3" meta:paragraph-count="66" meta:word-count="355" meta:character-count="2315"/>
    <dc:date>2012-01-19T13:59:16.04</dc:date>
    <dc:creator>Penn Libraries</dc:creator>
    <meta:editing-duration>PT00H12M29S</meta:editing-duration>
    <meta:editing-cycles>1</meta:editing-cycles>
    <meta:generator>OpenOffice.org/3.2$Win32 OpenOffice.org_project/320m12$Build-9483</meta:generator>
  </office:meta>
</office:document-meta>
</file>